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text-position="super 58%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ject Eather God 1-Page GDD</text:h>
      <text:p text:style-name="P2">Sacrifice meet populus: the begining</text:p>
      <text:p text:style-name="P1"/>
      <text:p text:style-name="P1">Genre: <text:span text:style-name="T2">RPG/RTS 3</text:span><text:span text:style-name="T1">rd</text:span><text:span text:style-name="T2"> person over-the-shoulder.</text:span></text:p>
      <text:p text:style-name="P1">Target Audience: <text:span text:style-name="T2">T for teen.</text:span></text:p>
      <text:p text:style-name="P1">Controls: <text:span text:style-name="T2">Mouse &amp; keyboard</text:span></text:p>
      <text:p text:style-name="P1">Thematic Setting:<text:span text:style-name="T2"> European prehistoric tribes + Beings inspired by primitive gods with a physical precence</text:span></text:p>
      <text:p text:style-name="P1">Tech Stack:<text:span text:style-name="T2"> Unity 5+, Blender, Gimp, Audacity</text:span></text:p>
      <text:p text:style-name="P1">Platform(s):<text:span text:style-name="T2"> Steam</text:span></text:p>
      <text:p text:style-name="P1">Game Moment:<text:span text:style-name="T2"> </text:span></text:p>
      <text:list xml:id="list6135981609093574783" text:style-name="L1">
        <text:list-item>
          <text:p text:style-name="P5">ordering units about</text:p>
        </text:list-item>
        <text:list-item>
          <text:p text:style-name="P5">ordering units to attack enemy units</text:p>
        </text:list-item>
        <text:list-item>
          <text:p text:style-name="P5">recuit new units</text:p>
        </text:list-item>
      </text:list>
      <text:p text:style-name="P1">Game Summary:</text:p>
      <text:p text:style-name="P1"/>
      <text:p text:style-name="P1">Core Player Experience:<text:span text:style-name="T2"> Primal, rough nature, ur forrest, pre-historian</text:span></text:p>
      <text:p text:style-name="P1">Central Theme:<text:span text:style-name="T2"> Surviving nature, building a tribe, achiving godhood.</text:span></text:p>
      <text:p text:style-name="P1">Design Pillar:<text:span text:style-name="T2"> Sandbox gameplay</text:span></text:p>
      <text:p text:style-name="P1">Anticipated Remarkability:<text:span text:style-name="T2"> Emergent gameplay</text:span></text:p>
      <text:p text:style-name="P1"/>
      <text:p text:style-name="P1">Anticipated Steam Early Access date:</text:p>
      <text:p text:style-name="P1"/>
      <text:p text:style-name="P1">Feature Development Priorities:</text:p>
      <text:list xml:id="list3697387713976191140" text:style-name="L3">
        <text:list-item>
          <text:p text:style-name="P6">Unit recruitment and control</text:p>
        </text:list-item>
        <text:list-item>
          <text:p text:style-name="P6">Unit on unit combat</text:p>
        </text:list-item>
        <text:list-item>
          <text:p text:style-name="P6">Village building and resource gathering</text:p>
        </text:list-item>
        <text:list-item>
          <text:p text:style-name="P6">Unit Idle behavior -&gt; advanced AI</text:p>
        </text:list-item>
        <text:list-item>
          <text:p text:style-name="P6">Unit abilities i.e. power/mana collecting &amp; - transfer</text:p>
        </text:list-item>
        <text:list-item>
          <text:p text:style-name="P6">RPG elements -&gt; unit gear ( weapons and armor ) and needs ( hunger etc. )</text:p>
        </text:list-item>
        <text:list-item>
          <text:p text:style-name="P6">God powers</text:p>
        </text:list-item>
      </text:list>
      <text:p text:style-name="P4"/>
      <text:p text:style-name="P1">Comparative Products:<text:span text:style-name="T2"> sacrifice ( 3</text:span><text:span text:style-name="T1">rd</text:span><text:span text:style-name="T2"> person strategy ), populus: the begining (primitive tribe with a central god ), Don't starve ( Sandbox(y) survival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40S</meta:editing-duration>
    <meta:editing-cycles>4</meta:editing-cycles>
    <meta:generator>OpenOffice/4.1.1$Win32 OpenOffice.org_project/411m6$Build-9775</meta:generator>
    <dc:date>2017-07-30T11:15:10.86</dc:date>
    <dc:creator>Jakob Skovbo Sørensen</dc:creator>
    <meta:document-statistic meta:table-count="0" meta:image-count="0" meta:object-count="0" meta:page-count="1" meta:paragraph-count="27" meta:word-count="177" meta:character-count="1134"/>
    <meta:user-defined meta:name="Info 1"/>
    <meta:user-defined meta:name="Info 2"/>
    <meta:user-defined meta:name="Info 3"/>
    <meta:user-defined meta:name="Info 4"/>
  </office:meta>
</office:document-meta>
</file>